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Φύλλο1" table:style-name="ta1">
        <table:shapes>
          <draw:frame draw:z-index="0" draw:style-name="gr1" draw:text-style-name="P1" svg:width="453.51pt" svg:height="255.23pt" svg:x="338.97pt" svg:y="53.43pt">
            <loext:p draw:notify-on-update-of-ranges="Φύλλο1.B10:Φύλλο1.B10 Φύλλο1.B11:Φύλλο1.B1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9">
          <table:table-cell table:number-columns-repeated="2"/>
        </table:table-row>
        <table:table-row table:style-name="ro1">
          <table:table-cell table:style-name="ce1" office:value-type="string" calcext:value-type="string">
            <text:p>Packet</text:p>
          </table:table-cell>
          <table:table-cell table:style-name="ce1" office:value-type="string" calcext:value-type="string">
            <text:p>Respons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72" calcext:value-type="float">
            <text:p>83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95" calcext:value-type="float">
            <text:p>2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9:04:20.622000000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00:35:03.507000000</meta:creation-date>
    <dc:date>2017-12-17T19:32:34.778000000</dc:date>
    <meta:editing-duration>PT11M14S</meta:editing-duration>
    <meta:editing-cycles>2</meta:editing-cycles>
    <meta:generator>LibreOffice/5.2.2.2$Windows_x86 LibreOffice_project/8f96e87c890bf8fa77463cd4b640a2312823f3ad</meta:generator>
    <meta:document-statistic meta:table-count="1" meta:cell-count="3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6.977cm" svg:y="0.316cm" chart:style-name="ch2">
          <text:p>Graph G2</text:p>
        </chart:title>
        <chart:subtitle svg:x="4.067cm" svg:y="1.275cm" chart:style-name="ch3">
          <text:p>Lab duration from 10:41 to 12:41, 26-11-2017
ACK/NACK request code: Q9505/R4270 </text:p>
        </chart:subtitle>
        <chart:plot-area chart:style-name="ch4" table:cell-range-address="Φύλλο1.B10:Φύλλο1.B188" chart:data-source-has-labels="row" svg:x="1.331cm" svg:y="2.588cm" svg:width="14.349cm" svg:height="5.256cm">
          <chartooo:coordinate-region svg:x="2.323cm" svg:y="2.709cm" svg:width="13.292cm" svg:height="4.133cm"/>
          <chart:axis chart:dimension="x" chart:name="primary-x" chart:style-name="ch5">
            <chart:title svg:x="7.336cm" svg:y="8.024cm" chart:style-name="ch6">
              <text:p>ACK PACKET #</text:p>
            </chart:title>
          </chart:axis>
          <chart:axis chart:dimension="y" chart:name="primary-y" chart:style-name="ch5">
            <chart:title svg:x="0.451cm" svg:y="6.94cm" chart:style-name="ch7">
              <text:p>RESPONSE TIME (ms)</text:p>
            </chart:title>
            <chart:grid chart:style-name="ch8" chart:class="major"/>
          </chart:axis>
          <chart:series chart:style-name="ch9" chart:values-cell-range-address="Φύλλο1.B11:Φύλλο1.B188" chart:label-cell-address="Φύλλο1.B10:Φύλλο1.B10" chart:class="chart:line">
            <chart:data-point chart:repeated="1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draw:g>
                  <svg:desc>Φύλλο1.B10:Φύλλο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18">
                <text:p>4218</text:p>
                <draw:g>
                  <svg:desc>Φύλλο1.B11:Φύλλο1.B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93">
                <text:p>41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5">
                <text:p>2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